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2000000000C0000000C424A8468.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 svg:font-family="'Liberation Sans'"/>
    <style:font-face style:name="Liberation Serif1" svg:font-family="'Liberation Serif'"/>
    <style:font-face style:name="OpenSymbol" svg:font-family="OpenSymbol"/>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start" style:justify-single-word="false"/>
      <style:text-properties fo:font-size="22pt" style:text-underline-style="solid" style:text-underline-width="auto" style:text-underline-color="font-color"/>
    </style:style>
    <style:style style:name="P2" style:family="paragraph" style:parent-style-name="Normal">
      <style:paragraph-properties fo:text-align="start" style:justify-single-word="false"/>
      <style:text-properties fo:font-size="12pt"/>
    </style:style>
    <style:style style:name="P3" style:family="paragraph" style:parent-style-name="Normal">
      <style:paragraph-properties fo:text-align="start" style:justify-single-word="false"/>
      <style:text-properties fo:font-variant="normal" fo:text-transform="none" fo:color="#000000" style:font-name="Liberation Serif" fo:font-size="12pt" fo:letter-spacing="normal" fo:font-style="normal" fo:font-weight="normal"/>
    </style:style>
    <style:style style:name="P4" style:family="paragraph" style:parent-style-name="Normal">
      <style:paragraph-properties fo:text-align="start" style:justify-single-word="false"/>
      <style:text-properties fo:font-size="14pt" fo:font-style="italic"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Normal">
      <style:paragraph-properties fo:text-align="start" style:justify-single-word="false"/>
      <style:text-properties fo:font-size="14pt" style:font-size-asian="14pt" style:font-size-complex="14pt"/>
    </style:style>
    <style:style style:name="P6" style:family="paragraph" style:parent-style-name="Normal">
      <style:paragraph-properties fo:text-align="start" style:justify-single-word="false"/>
      <style:text-properties fo:font-size="16pt" fo:font-style="italic"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Normal">
      <style:paragraph-properties fo:text-align="start" style:justify-single-word="false"/>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8" style:family="paragraph" style:parent-style-name="Normal">
      <style:paragraph-properties fo:text-align="center" style:justify-single-word="false"/>
      <style:text-properties fo:font-size="26pt" fo:font-weight="bold" style:font-size-asian="26pt" style:font-size-complex="26pt"/>
    </style:style>
    <style:style style:name="P9" style:family="paragraph" style:parent-style-name="Normal">
      <style:paragraph-properties fo:text-align="center" style:justify-single-word="false"/>
      <style:text-properties fo:font-size="26pt" style:text-underline-style="solid" style:text-underline-width="auto" style:text-underline-color="font-color" style:font-size-asian="26pt" style:font-size-complex="26pt"/>
    </style:style>
    <style:style style:name="P10" style:family="paragraph" style:parent-style-name="Normal" style:list-style-name="L1">
      <style:paragraph-properties fo:text-align="start" style:justify-single-word="false"/>
    </style:style>
    <style:style style:name="P11" style:family="paragraph" style:parent-style-name="Normal" style:list-style-name="L1">
      <style:paragraph-properties fo:text-align="start" style:justify-single-word="false"/>
      <style:text-properties fo:font-variant="normal" fo:text-transform="none" fo:color="#000000" style:font-name="Liberation Serif" fo:font-size="12pt" fo:letter-spacing="normal" fo:font-style="normal" fo:font-weight="normal"/>
    </style:style>
    <style:style style:name="P12" style:family="paragraph" style:parent-style-name="Normal" style:list-style-name="L2">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3" style:family="paragraph" style:parent-style-name="Normal">
      <style:paragraph-properties fo:text-align="start" style:justify-single-word="false"/>
      <style:text-properties fo:font-size="12pt"/>
    </style:style>
    <style:style style:name="P14" style:family="paragraph" style:parent-style-name="Normal" style:list-style-name="L3">
      <style:paragraph-properties fo:text-align="start" style:justify-single-word="false"/>
      <style:text-properties fo:font-size="12pt"/>
    </style:style>
    <style:style style:name="T1" style:family="text">
      <style:text-properties fo:font-size="12pt"/>
    </style:style>
    <style:style style:name="T2" style:family="text">
      <style:text-properties fo:font-variant="normal" fo:text-transform="none" fo:color="#000000" style:font-name="Liberation Serif" fo:font-size="12pt" fo:letter-spacing="normal" fo:font-style="normal" fo:font-weight="normal"/>
    </style:style>
    <style:style style:name="T3" style:family="text">
      <style:text-properties fo:font-variant="normal" fo:text-transform="none" fo:color="#000000" style:font-name="Liberation Serif" fo:letter-spacing="normal" fo:font-style="normal" fo:font-weight="normal"/>
    </style:style>
    <style:style style:name="fr1" style:family="graphic" style:parent-style-name="OLE">
      <style:graphic-properties style:run-through="foreground"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image text:level="1"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905cm" fo:text-indent="-0.635cm" fo:margin-left="1.905c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2.54cm" fo:text-indent="-0.635cm" fo:margin-left="2.54c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175cm" fo:text-indent="-0.635cm" fo:margin-left="3.175c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81cm" fo:text-indent="-0.635cm" fo:margin-left="3.81c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4.445cm" fo:text-indent="-0.635cm" fo:margin-left="4.445c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08cm" fo:text-indent="-0.635cm" fo:margin-left="5.08c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715cm" fo:text-indent="-0.635cm" fo:margin-left="5.715c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35cm" fo:text-indent="-0.635cm" fo:margin-left="6.35c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985cm" fo:text-indent="-0.635cm" fo:margin-left="6.985cm"/>
        </style:list-level-properties>
      </text:list-level-style-image>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8">Trabajo Practico</text:p>
        <text:p text:style-name="P9">LiveFDisk</text:p>
        <text:p text:style-name="P1"/>
        <text:p text:style-name="P6">Integrante:</text:p>
        <text:p text:style-name="P4"/>
        <text:p text:style-name="P5">Federico Rossi</text:p>
        <text:p text:style-name="P5">R-3796/6</text:p>
        <text:p text:style-name="P2"/>
        <text:p text:style-name="P2"/>
        <text:p text:style-name="P6">Objetivo:</text:p>
        <text:p text:style-name="P4"/>
        <text:p text:style-name="P2"><text:tab/>El objetivo de este trabajo es el conocimiento de los detalles del proceso de inicialización de un procesador i386 y el desarrollo de una pequeña aplicación que utilice las funciones de BIOS para escribir en pantalla y leer sectores de disco. </text:p>
        <text:p text:style-name="P2"/>
        <text:p text:style-name="P2"/>
        <text:p text:style-name="P6">Características de la aplicación:</text:p>
        <text:p text:style-name="P4"/>
        <text:p text:style-name="P2"><text:tab/>La aplicación que desarrolle para cumplir los objetivos del trabajo practico, se centra en la obtención de la tabla de particiones del primer disco duro instalado en la computadora, detallando para cada partición: el comienzo y el final de su numero de CHS (imprimiendo solo el numero de cilindro a modo de simplificación), su tamaño en sectores(descripta en unidad hexadecimal), el sistema de archivos encontrado en ella y especificando si cuenta con la característica de ser booteable. También muestra el numero total de cilindros lógicos que posee la unidad de disco duro, esto útil para determinar si existe espacio vacío sin particionar dentro del disco.</text:p>
        <text:p text:style-name="P2"/>
        <text:p text:style-name="P2"><text:tab/>Es importante describir que esta aplicación es capaz de reconoces los siguientes tipos de sistemas de archivos:</text:p>
        <text:list xml:id="list953861130" text:style-name="L3">
          <text:list-item>
            <text:p text:style-name="P14">Linux</text:p>
          </text:list-item>
          <text:list-item>
            <text:p text:style-name="P14">Linux Swap</text:p>
          </text:list-item>
          <text:list-item>
            <text:p text:style-name="P14">Linux Extendida</text:p>
          </text:list-item>
          <text:list-item>
            <text:p text:style-name="P14">HPFS/NTFS</text:p>
          </text:list-item>
        </text:list>
        <text:p text:style-name="P2"><text:tab/>En el caso que una partición no encuadre con estas ultimas, se describe como “unknow”.</text:p>
        <text:p text:style-name="P2"/>
        <text:p text:style-name="P2"><text:tab/>Como función adicional, he decido incorporarle la opción de eliminar particiones de dicho disco duro. Para esto, simplemente debemos presionar la tecla 'd', luego seleccionar la partición a eliminar y, por ultimo, debemos presionar 'ENTER' para confirmar la acción. Una vez hecho esto, la aplicación se encarga automáticamente de imprimir la nueva tabla de particiones obtenida.</text:p>
        <text:p text:style-name="P2"><text:tab/>Por ultimo, también es posible apagar el sistema en cualquier momento. Para esto, solamente es necesario presionar la tecla 'q'.</text:p>
        <text:p text:style-name="P2"/>
        <text:p text:style-name="P2"/>
        <text:p text:style-name="P6">Desarrollo de la aplicación:</text:p>
        <text:p text:style-name="P4"/>
        <text:p text:style-name="P2"><text:tab/>Para el desarrollo de dicha aplicación he utilizado el lenguaje ensamblador en 16bits, ya que asi lo requiere el proceso de inicialización del procesador i386, bajo la sintaxis AT&amp;T. El código se <text:soft-page-break/>encuentra separado en dos módulos, donde el primero es el encargado de cargar el MBR(Master Boot Record) del disco rígido a analizar (para poder obtener su tabla de particiones en particular), de cargar el segundo modulo y, además, de mostrar en pantalla la primer linea del cuadro que describe los detalles de cada una de las particiones. El segundo modulo es el principal dentro de la aplicación, debido a que es el que se encarga de realizar las operaciones necesarias para analizar cada entrada de la tabla de particiones e imprimir el dato correspondiente en pantalla y de implementar el comando que borra particiones.</text:p>
        <text:p text:style-name="P2"/>
        <text:p text:style-name="P2"><text:tab/>Debido a que en modo real todo procesador se comporta como un 8086 (registros de </text:p>
        <text:p text:style-name="P2">16 bits), con estos registros sólo es posible referenciar regiones de memoria de 64 KB . Los diseñadores de Intel desarrollaron una estrategia que permitía acceder hasta 1 MB de memoria, denominada segmentación. </text:p>
        <text:p text:style-name="P2"><text:tab/>La segmentación se implementa por medio de dos clases de registros: los registros de </text:p>
        <text:p text:style-name="P2">segmento (%cs para el segmento de código, %ss para la pila, %ds para el segmento de datos, y %es, %fs y %gs como segmentos adicionales de datos) y los registros de propósito general (%ax, %bx, %cx, %dx, %si y %di). Por ejemplo, para referenciar la dirección de memoria en la cual se carga el sector de arranque (0x7C00), haciendo uso del registro de segmento %ds (datos), y del registro </text:p>
        <text:p text:style-name="P2">de propósito general %si, %ds deberá contener 0x7C0 y %si deberá contener 0x00. Al multiplicar %ds por 16 (que en un número hexadecimal implica desplazar un dígito a la izquierda), se obtiene: </text:p>
        <text:p text:style-name="P2"/>
        <text:p text:style-name="P2">%ds*16 + %si = (0x7C0 * 16) + 0x00 = 0x7C00 + 0x00 = 0x7C00. </text:p>
        <text:p text:style-name="P2"/>
        <text:p text:style-name="P2"><text:tab/>Utilizando esta estrategia podemos referenciar la dirección inicial de la memoria de video (0xB8000), por ejemplo se puede hacer uso de los registros %es y %di de la siguiente forma: </text:p>
        <text:p text:style-name="P2"/>
        <text:p text:style-name="P2">%es = 0xB800</text:p>
        <text:p text:style-name="P2">%di = 0x00</text:p>
        <text:p text:style-name="P2"/>
        <text:p text:style-name="P2"><text:tab/>Entonces: </text:p>
        <text:p text:style-name="P2"/>
        <text:p text:style-name="P2">%es:%di = %es * 16 + %di = (0xB800 * 16) + 0x00 = 0xB8000. </text:p>
        <text:p text:style-name="P2"/>
        <text:p text:style-name="P2"><text:tab/>A través de esto he utilizado la memoria mapeada en memoria para mostrar los caracteres en pantalla. La memoria de video en modo texto a color (25 líneas de 80 caracteres cada una) inicia en la dirección 0xB8000, y ocupa 32 KB de memoria. Cada carácter en que se muestra en la pantalla ocupa 2 bytes en la memoria de video (un word): un byte contiene el código ASCII del carácter, y el otro byte contiene los atributos de color de texto y color de fondo del carácter. </text:p>
        <text:p text:style-name="P2"><text:tab/>A su vez, el byte para los atributos de texto (color de texto y de fondo) se divide en fracciones, que representan el color de texto y el color de fondo. </text:p>
        <text:p text:style-name="P2"><text:tab/>De esta manera es como queda distribuido en pantalla el cuadro que muestra las particiones del disco, observando la posición en la que se encuentra cada carácter en pantalla:</text:p>
        <text:p text:style-name="P2"/>
        <text:p text:style-name="P2"><draw:frame draw:style-name="fr1" draw:name="Objeto1" text:anchor-type="paragraph" svg:x="0.22cm" svg:y="0.143cm" svg:width="16.559cm" svg:height="1.533cm" draw:z-index="0"><draw:object xlink:href="./Object 1" xlink:type="simple" xlink:show="embed" xlink:actuate="onLoad"/><draw:image xlink:href="./ObjectReplacements/Object 1" xlink:type="simple" xlink:show="embed" xlink:actuate="onLoad"/></draw:frame></text:p>
        <text:p text:style-name="P2"><text:tab/>Usando esta distribución como guía mostramos todos los caracteres correspondiente a la tabla de particiones.</text:p>
        <text:p text:style-name="P2"/>
        <text:p text:style-name="P2"><text:tab/>A lo largo del desarrollo de la aplicación he utilizado llamadas a interrupciones de la BIOS para poder realizar diferentes acciones. Por ejemplo:</text:p>
        <text:p text:style-name="P2"/>
        <text:list xml:id="list11646399171" text:style-name="L1">
          <text:list-item>
            <text:p text:style-name="P10"><text:soft-page-break/><text:span text:style-name="T1">INT $0x13: Interrupción encargada </text:span><text:span text:style-name="T2">de las operaciones típicas de acceso a los discos duros y a los disquetes. En mi caso, utilizada para cargar y grabar sectores del disco y para obtener los parámetros de dicha unidad.</text:span></text:p>
          </text:list-item>
          <text:list-item>
            <text:p text:style-name="P11">INT $0x16: Interrupción encargada de controlar las operaciones del teclado. En mi caso, usada para detectar las teclas presionadas a lo largo de la ejecución.</text:p>
          </text:list-item>
          <text:list-item>
            <text:p text:style-name="P11">INT $0x10: Interrupción encargada de controlar los servicios de pantalla. En mi caso, utilizada para borrar la pantalla luego de eliminar una partición.</text:p>
          </text:list-item>
          <text:list-item>
            <text:p text:style-name="P11">INT $0x15: Interrupción encargada de controlar los servicios extendidos de la PC. En mi caso, utilizada para suspender el sistema por unos segundos y para apagar el mismo luego de esto o de presionar la tecla 'q'.</text:p>
          </text:list-item>
        </text:list>
        <text:p text:style-name="P3"/>
        <text:p text:style-name="P2"><text:span text:style-name="T3"><text:tab/>Otro de los principales obstáculos superados en este trabajo, junto al de direccionar el sector de video mapeado en memoria (solucionado con la estrategia de segmentación descrita mas arriba), es el hecho de contar con tan solo 446bytes de espacio para el código de arranque. Para esto fue necesario simplemente utilizar la interrupción “13h” de la BIOS, que como aclare antes, es la encargada de las operaciones con disco duros y disquetes. En este caso, use la característica de leer sectores del disco para cargar la continuación del código de mi aplicación (es decir, el segundo modulo) que comenzaba en el segundo sector del disco de arranque. Luego, sencillamente, debí realizar un salto a la dirección donde lo cargué.</text:span></text:p>
        <text:p text:style-name="P2"><text:span text:style-name="T3"><text:tab/>En el caso del parámetro “size” de cada partición he decidido mostrarlo en unidad hexadecimal, ya que de este modo fue mas fácil su procesamiento para obtener cada dígito, debido a que como contamos con operaciones de 16bits (y dicho parámetro ocupa 32bits) se dificulta el manejo para mostrar dígitos en unidad decimal.</text:span></text:p>
        <text:p text:style-name="P2"><text:tab/></text:p>
        <text:p text:style-name="P2"/>
        <text:p text:style-name="P7">Pasos a seguir para utilizar:</text:p>
        <text:p text:style-name="P7"/>
        <text:list xml:id="list434800907" text:style-name="L2">
          <text:list-item>
            <text:p text:style-name="P12">Descomprimir el archivo LiveFDisk.tar</text:p>
          </text:list-item>
          <text:list-item>
            <text:p text:style-name="P12">Ingresar en la carpeta Entrega</text:p>
          </text:list-item>
          <text:list-item>
            <text:p text:style-name="P12">Realizar make en dicho directorio</text:p>
          </text:list-item>
          <text:list-item>
            <text:p text:style-name="P12">Utilizar la imagen livefdisk.img generada como disquete de arranque para la maquina virtual seleccionada</text:p>
          </text:list-item>
          <text:list-item>
            <text:p text:style-name="P12">Ejecutar el inicio de la maquina virtual</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iberation Sans" svg:font-family="'Liberation Sans'"/>
    <style:font-face style:name="Liberation Serif1" svg:font-family="'Liberation Serif'"/>
    <style:font-face style:name="OpenSymbol" svg:font-family="OpenSymbol"/>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212cm" fo:margin-bottom="0.212cm"/>
      <style:text-properties fo:font-size="12pt" fo:font-style="italic"/>
    </style:style>
    <style:style style:name="Normal" style:family="paragraph">
      <style:paragraph-properties style:writing-mode="lr-tb"/>
      <style:text-properties style:font-name="Liberation Serif1" fo:font-size="12pt" fo:language="es" fo:country="AR"/>
    </style:style>
    <style:style style:name="Heading" style:family="paragraph" style:parent-style-name="Normal" style:next-style-name="Text_20_body" style:class="text">
      <style:paragraph-properties fo:margin-top="0.423cm" fo:margin-bottom="0.212cm" fo:keep-with-next="always"/>
      <style:text-properties style:font-name="Liberation Sans" fo:font-size="14pt"/>
    </style:style>
    <style:style style:name="Text_20_body" style:display-name="Text body" style:family="paragraph" style:parent-style-name="Normal" style:class="text">
      <style:paragraph-properties fo:margin-top="0cm" fo:margin-bottom="0.212cm"/>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3-02-27T18:44:31</meta:creation-date>
    <dc:date>2013-03-15T10:02:47</dc:date>
    <meta:editing-duration>PT3H31M17S</meta:editing-duration>
    <meta:editing-cycles>15</meta:editing-cycles>
    <meta:document-statistic meta:table-count="0" meta:image-count="0" meta:object-count="1" meta:page-count="3" meta:paragraph-count="48" meta:word-count="1175" meta:character-count="6785" meta:non-whitespace-character-count="58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127cm"/>
    </style:style>
    <style:style style:name="co2" style:family="table-column">
      <style:table-column-properties fo:break-before="auto" style:column-width="0.69cm"/>
    </style:style>
    <style:style style:name="co3" style:family="table-column">
      <style:table-column-properties fo:break-before="auto" style:column-width="2.258cm"/>
    </style:style>
    <style:style style:name="ro1" style:family="table-row">
      <style:table-row-properties style:row-height="1.395cm" fo:break-before="auto" style:use-optimal-row-height="fals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Gnumeric-default">
      <style:table-cell-properties style:text-align-source="fix" style:repeat-content="false" fo:border="0.06pt solid #000000" style:direction="ltr"/>
      <style:paragraph-properties fo:text-align="justify" css3t:text-justify="auto"/>
      <style:text-properties style:text-position=""/>
    </style:style>
    <style:style style:name="ce2" style:family="table-cell" style:parent-style-name="Gnumeric-default">
      <style:table-cell-properties fo:border="0.06pt solid #000000"/>
      <style:paragraph-properties css3t:text-justify="auto"/>
      <style:text-properties style:text-position=""/>
    </style:style>
    <style:style style:name="ce3" style:family="table-cell" style:parent-style-name="Gnumeric-default">
      <style:table-cell-properties style:text-align-source="fix" style:repeat-content="false" fo:border="0.31pt solid #000000" style:vertical-align="middle"/>
      <style:paragraph-properties fo:text-align="center"/>
      <style:text-properties style:text-position=""/>
    </style:style>
    <style:style style:name="ce4" style:family="table-cell" style:parent-style-name="Gnumeric-default">
      <style:table-cell-properties style:text-align-source="fix" style:repeat-content="false" fo:border="0.31pt solid #000000"/>
      <style:paragraph-properties fo:text-align="center"/>
      <style:text-properties style:text-position=""/>
    </style:style>
    <style:style style:name="ce5" style:family="table-cell" style:parent-style-name="Gnumeric-default">
      <style:table-cell-properties style:text-align-source="fix" style:repeat-content="false" fo:border="0.06pt solid #000000" style:direction="ltr"/>
      <style:paragraph-properties fo:text-align="justify" css3t:text-justify="auto"/>
    </style:style>
    <style:style style:name="ce6" style:family="table-cell" style:parent-style-name="Gnumeric-default">
      <style:table-cell-properties fo:border="0.06pt solid #000000"/>
      <style:paragraph-properties css3t:text-justify="auto"/>
    </style:style>
    <style:style style:name="ce7" style:family="table-cell" style:parent-style-name="Gnumeric-default">
      <style:table-cell-properties style:text-align-source="fix" style:repeat-content="false" fo:border="0.31pt solid #000000" style:vertical-align="middle"/>
      <style:paragraph-properties fo:text-align="center"/>
    </style:style>
    <style:style style:name="ce8" style:family="table-cell" style:parent-style-name="Gnumeric-default">
      <style:table-cell-properties style:text-align-source="fix" style:repeat-content="false" fo:border="0.31pt solid #000000"/>
      <style:paragraph-properties fo:text-align="center"/>
    </style:style>
  </office:automatic-styles>
  <office:body>
    <office:spreadsheet>
      <table:calculation-settings table:case-sensitive="false" table:automatic-find-labels="false" table:use-regular-expressions="false">
        <table:iteration table:status="enable"/>
      </table:calculation-settings>
      <table:table table:name="Hoja1" table:style-name="ta1">
        <table:table-column table:style-name="co1" table:default-cell-style-name="Default"/>
        <table:table-column table:style-name="co2" table:number-columns-repeated="26" table:default-cell-style-name="Default"/>
        <table:table-row table:style-name="ro1">
          <table:table-cell table:style-name="ce5" office:value-type="string">
            <text:p>numero de carácter en pantalla</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style-name="ce7" office:value-type="string">
            <text:p>...</text:p>
          </table:table-cell>
          <table:table-cell table:style-name="ce7" office:value-type="float" office:value="8">
            <text:p>8</text:p>
          </table:table-cell>
          <table:table-cell table:style-name="ce7" office:value-type="string">
            <text:p>...</text:p>
          </table:table-cell>
          <table:table-cell table:style-name="ce7" office:value-type="float" office:value="13">
            <text:p>13</text:p>
          </table:table-cell>
          <table:table-cell table:style-name="ce7" office:value-type="float" office:value="14">
            <text:p>14</text:p>
          </table:table-cell>
          <table:table-cell table:style-name="ce7" office:value-type="float" office:value="15">
            <text:p>15</text:p>
          </table:table-cell>
          <table:table-cell table:style-name="ce7" office:value-type="float" office:value="16">
            <text:p>16</text:p>
          </table:table-cell>
          <table:table-cell table:style-name="ce7" office:value-type="float" office:value="17">
            <text:p>17</text:p>
          </table:table-cell>
          <table:table-cell table:style-name="ce7" office:value-type="string">
            <text:p>...</text:p>
          </table:table-cell>
          <table:table-cell table:style-name="ce7" office:value-type="float" office:value="24">
            <text:p>24</text:p>
          </table:table-cell>
          <table:table-cell table:style-name="ce7" office:value-type="float" office:value="25">
            <text:p>25</text:p>
          </table:table-cell>
          <table:table-cell table:style-name="ce7" office:value-type="float" office:value="26">
            <text:p>26</text:p>
          </table:table-cell>
          <table:table-cell table:style-name="ce7" office:value-type="string">
            <text:p>...</text:p>
          </table:table-cell>
          <table:table-cell table:style-name="ce7" office:value-type="float" office:value="34">
            <text:p>34</text:p>
          </table:table-cell>
          <table:table-cell table:style-name="ce7" office:value-type="float" office:value="35">
            <text:p>35</text:p>
          </table:table-cell>
          <table:table-cell table:style-name="ce7" office:value-type="float" office:value="36">
            <text:p>36</text:p>
          </table:table-cell>
          <table:table-cell table:style-name="ce7" office:value-type="float" office:value="37">
            <text:p>37</text:p>
          </table:table-cell>
          <table:table-cell table:style-name="ce7" office:value-type="string">
            <text:p>...</text:p>
          </table:table-cell>
          <table:table-cell table:style-name="ce7" office:value-type="float" office:value="49">
            <text:p>49</text:p>
          </table:table-cell>
          <table:table-cell table:style-name="ce7" office:value-type="float" office:value="50">
            <text:p>50</text:p>
          </table:table-cell>
          <table:table-cell table:style-name="ce7" office:value-type="float" office:value="51">
            <text:p>51</text:p>
          </table:table-cell>
          <table:table-cell table:style-name="ce7" office:value-type="float" office:value="52">
            <text:p>52</text:p>
          </table:table-cell>
        </table:table-row>
        <table:table-row table:style-name="ro2">
          <table:table-cell table:style-name="ce6" office:value-type="string">
            <text:p>Caracter</text:p>
          </table:table-cell>
          <table:table-cell table:style-name="ce8" office:value-type="string">
            <text:p>B</text:p>
          </table:table-cell>
          <table:table-cell table:number-columns-repeated="2" table:style-name="ce8" office:value-type="string">
            <text:p>o</text:p>
          </table:table-cell>
          <table:table-cell table:style-name="ce8" office:value-type="string">
            <text:p>t</text:p>
          </table:table-cell>
          <table:table-cell table:style-name="ce8"/>
          <table:table-cell table:style-name="ce8" office:value-type="string">
            <text:p>#</text:p>
          </table:table-cell>
          <table:table-cell table:style-name="ce8"/>
          <table:table-cell table:style-name="ce8" office:value-type="string">
            <text:p>S</text:p>
          </table:table-cell>
          <table:table-cell table:style-name="ce8" office:value-type="string">
            <text:p>t</text:p>
          </table:table-cell>
          <table:table-cell table:style-name="ce8" office:value-type="string">
            <text:p>a</text:p>
          </table:table-cell>
          <table:table-cell table:style-name="ce8" office:value-type="string">
            <text:p>r</text:p>
          </table:table-cell>
          <table:table-cell table:style-name="ce8" office:value-type="string">
            <text:p>t</text:p>
          </table:table-cell>
          <table:table-cell table:style-name="ce8"/>
          <table:table-cell table:style-name="ce8" office:value-type="string">
            <text:p>E</text:p>
          </table:table-cell>
          <table:table-cell table:style-name="ce8" office:value-type="string">
            <text:p>n</text:p>
          </table:table-cell>
          <table:table-cell table:style-name="ce8" office:value-type="string">
            <text:p>d</text:p>
          </table:table-cell>
          <table:table-cell table:style-name="ce8"/>
          <table:table-cell table:style-name="ce8" office:value-type="string">
            <text:p>S</text:p>
          </table:table-cell>
          <table:table-cell table:style-name="ce8" office:value-type="string">
            <text:p>i</text:p>
          </table:table-cell>
          <table:table-cell table:style-name="ce8" office:value-type="string">
            <text:p>z</text:p>
          </table:table-cell>
          <table:table-cell table:style-name="ce8" office:value-type="string">
            <text:p>e</text:p>
          </table:table-cell>
          <table:table-cell table:style-name="ce8"/>
          <table:table-cell table:style-name="ce8" office:value-type="string">
            <text:p>T</text:p>
          </table:table-cell>
          <table:table-cell table:style-name="ce8" office:value-type="string">
            <text:p>y</text:p>
          </table:table-cell>
          <table:table-cell table:style-name="ce8" office:value-type="string">
            <text:p>p</text:p>
          </table:table-cell>
          <table:table-cell table:style-name="ce8" office:value-type="string">
            <text:p>e</text:p>
          </table:table-cell>
        </table:table-row>
        <table:table-row table:style-name="ro2" table:number-rows-repeated="1048573">
          <table:table-cell table:number-columns-repeated="27"/>
        </table:table-row>
        <table:table-row table:style-name="ro2">
          <table:table-cell table:number-columns-repeated="2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gnm="http://www.gnumeric.org/odf-extension/1.0" office:version="1.2">
  <office:font-face-decls>
    <style:font-face style:name="Sans" svg:font-family="San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13"/>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